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911cm" svg:height="0.938cm" draw:transform="rotate (0.738099740668402) translate (3.1500781926596cm 7.5894090002936cm)" svg:viewBox="0 0 3912 939" svg:d="M29 676c865 53 3341 287 3704 260 131 3 291-670 65-679-907 123-2569-42-3575-257-122-20-292 664-194 676z">
          <text:p/>
        </draw:path>
        <draw:path draw:style-name="gr1" draw:text-style-name="P1" draw:layer="layout" svg:width="3.589cm" svg:height="1.247cm" draw:transform="skewX (0.000349065850398923) rotate (-0.663399648683045) translate (3.9968480771757cm 2.9789856452902cm)" svg:viewBox="0 0 3590 1248" svg:d="M3533 898c-491-3-2520 195-3335 350-131 3-319-889-91-899 272 15 2999-291 3357-349 135 5 168 888 69 898z">
          <text:p/>
        </draw:path>
        <draw:path draw:style-name="gr1" draw:text-style-name="P1" draw:layer="layout" svg:width="0.902cm" svg:height="0.661cm" draw:transform="rotate (-2.15652882376419) translate (4.04852442889271cm 7.497801248416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56561591382) translate (6.9136078130513cm 5.2364018803716cm)" svg:viewBox="0 0 903 662" svg:d="M526 644c137-64 330-219 368-367 35-139-27-185-184-243-155-57-351-32-459-4-276 72-309 187-173 370 135 182 312 309 448 244z">
          <text:p/>
        </draw:path>
        <draw:path draw:style-name="gr1" draw:text-style-name="P1" draw:layer="layout" svg:width="0.902cm" svg:height="0.661cm" draw:transform="rotate (-2.1556561591382) translate (4.0486078130513cm 3.440235213705cm)" svg:viewBox="0 0 903 662" svg:d="M526 644c137-64 330-219 368-367 35-139-27-185-184-243-155-57-351-32-459-4-276 72-309 187-173 370 135 182 312 309 448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49:31.258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